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228000001FE8523B446.png" manifest:media-type="image/png"/>
  <manifest:file-entry manifest:full-path="Pictures/1000020100000228000001FEB951832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1.43cm" svg:height="10.922cm" svg:x="1cm" svg:y="5.318cm">
          <draw:image xlink:href="Pictures/1000020100000228000001FE8523B446.png" xlink:type="simple" xlink:show="embed" xlink:actuate="onLoad">
            <text:p/>
          </draw:image>
        </draw:frame>
        <draw:frame draw:style-name="gr1" draw:text-style-name="P1" draw:layer="layout" svg:width="11.303cm" svg:height="11.048cm" svg:x="13.3cm" svg:y="5.319cm">
          <draw:image xlink:href="Pictures/1000020100000228000001FEB9518321.png" xlink:type="simple" xlink:show="embed" xlink:actuate="onLoad">
            <text:p/>
          </draw:image>
        </draw:frame>
        <draw:frame draw:style-name="gr2" draw:text-style-name="P2" draw:layer="layout" svg:width="1.188cm" svg:height="0.878cm" svg:x="6.242cm" svg:y="16.402cm">
          <draw:text-box>
            <text:p text:style-name="P2"><text:span text:style-name="T1">(a)</text:span></text:p>
          </draw:text-box>
        </draw:frame>
        <draw:frame draw:style-name="gr2" draw:text-style-name="P2" draw:layer="layout" svg:width="1.217cm" svg:height="0.878cm" svg:x="18.642cm" svg:y="16.402cm">
          <draw:text-box>
            <text:p text:style-name="P2"><text:span text:style-name="T1">(b)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ill </meta:initial-creator>
    <meta:creation-date>2012-12-03T22:05:22</meta:creation-date>
    <dc:date>2012-12-03T22:08:51</dc:date>
    <dc:creator>Will </dc:creator>
    <meta:editing-duration>PT3M30S</meta:editing-duration>
    <meta:editing-cycles>1</meta:editing-cycles>
    <meta:document-statistic meta:object-count="4"/>
    <meta:generator>LibreOffice/3.4$Unix LibreOffice_project/340m1$Build-402</meta:generator>
  </office:meta>
</office:document-meta>
</file>